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style:font-name="Calade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style:font-name="Caladea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15%"/>
      <style:text-properties style:font-name="Caladea" fo:font-size="12pt" fo:font-weight="normal" officeooo:paragraph-rsid="001ee68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/>
      <style:text-properties style:font-name="Caladea" fo:font-size="12pt" style:text-underline-style="none" fo:font-weight="bold" officeooo:rsid="001ee68c" officeooo:paragraph-rsid="001ee68c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15%"/>
      <style:text-properties style:font-name="Caladea" fo:font-size="12pt" style:text-underline-style="none" fo:font-weight="normal" officeooo:rsid="001ee68c" officeooo:paragraph-rsid="001ee68c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115%"/>
      <style:text-properties style:font-name="Caladea" fo:font-size="12pt" style:text-underline-style="none" fo:font-weight="normal" officeooo:rsid="001ee68c" officeooo:paragraph-rsid="001ee68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style:font-name="Caladea" fo:font-size="12pt" style:text-underline-style="none" fo:font-weight="normal" officeooo:rsid="001ee68c" officeooo:paragraph-rsid="00232208" style:font-size-asian="12pt" style:font-weight-asian="normal" style:font-size-complex="12pt" style:font-weight-complex="normal"/>
    </style:style>
    <style:style style:name="T1" style:family="text">
      <style:text-properties style:text-underline-style="none" fo:font-weight="bold" officeooo:rsid="001ee68c" style:font-weight-asian="bold" style:font-weight-complex="bold"/>
    </style:style>
    <style:style style:name="T2" style:family="text">
      <style:text-properties officeooo:rsid="00218286"/>
    </style:style>
    <style:style style:name="T3" style:family="text">
      <style:text-properties officeooo:rsid="00246e23"/>
    </style:style>
    <style:style style:name="T4" style:family="text">
      <style:text-properties officeooo:rsid="002575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: Análisis de las principales llamadas HTTP en una página web usando DevTools</text:p>
      <text:p text:style-name="P1"/>
      <text:p text:style-name="P2">En este informe, he utilizado las herramientas de desarrollo (DevTools) de Google Chrome para analizar las llamadas HTTP realizadas por el sitio web “https://studio.xuanlanyoga.com/”. El objetivo es identificar <text:span text:style-name="T4">las principales llamadas y detallar alguna de ellas incluyendo un método GET y un POST.</text:span></text:p>
      <text:p text:style-name="P3">Después de abrir la página “https://studio.xuanlanyoga.com/”, accedí a las DevTools utilizando la combinación de teclas Ctrl + Shift + I <text:span text:style-name="T4">o también presionando F12</text:span>. En la pestaña "Network", observé todas las solicitudes HTTP realizadas por la página. Hice clic en el botón de actualizar para cargar las solicitudes en tiempo real y examiné en detalle aquellas más relevantes.</text:p>
      <text:p text:style-name="P3"><text:span text:style-name="T1"/></text:p>
      <text:p text:style-name="P4">Llamada 1: GET</text:p>
      <text:p text:style-name="P5"/>
      <text:list text:style-name="L3">
        <text:list-item>
          <text:p text:style-name="P6">Método: GET</text:p>
        </text:list-item>
        <text:list-item>
          <text:p text:style-name="P6">URL: https://studio.xuanlanyoga.com/</text:p>
        </text:list-item>
        <text:list-item>
          <text:p text:style-name="P6">Cabeceras: </text:p>
          <text:p text:style-name="P6"><text:s text:c="2"/>- User-Agent: Mozilla/5.0 (X11; Linux x86_64) AppleWebKit/537.36 (KHTML, like Gecko) Chrome/128.0.0.0 Safari/537.36</text:p>
          <text:p text:style-name="P6"><text:s text:c="2"/>- Accept: text/html,application/xhtml+xml,application/xml;q=0.9,image/avif,image/webp,image/apng,/;q=0.8,application/signed-exchange;v=b3;q=0.7</text:p>
        </text:list-item>
        <text:list-item>
          <text:p text:style-name="P6">Código de respuesta/Mensaje de respuesta: 200 (OK)</text:p>
        </text:list-item>
        <text:list-item>
          <text:p text:style-name="P6">Recurso: text/html; charset=utf-8.</text:p>
        </text:list-item>
        <text:list-item>
          <text:p text:style-name="P6"><text:span text:style-name="T3">T</text:span>amaño de respuesta: 135 <text:span text:style-name="T4">k</text:span>B</text:p>
        </text:list-item>
        <text:list-item>
          <text:p text:style-name="P6">Tiempo de respuesta: 587 ms</text:p>
        </text:list-item>
        <text:list-item>
          <text:p text:style-name="P6">Descripción: Esta es la llamada principal que carga el contenido de la página web. Es una petición GET estándar para descargar el HTML.</text:p>
        </text:list-item>
      </text:list>
      <text:p text:style-name="P5"/>
      <text:p text:style-name="P4"/>
      <text:p text:style-name="P4">Llamada 2: GET</text:p>
      <text:p text:style-name="P4"/>
      <text:list text:continue-numbering="true" text:style-name="L3">
        <text:list-item>
          <text:p text:style-name="P6">Método: GET</text:p>
        </text:list-item>
        <text:list-item>
          <text:p text:style-name="P6">URL: https://alpha.uscreencdn.com/2160xnull/assets%2Fpage-editor%2Fxly-studio-dt.1708069959.jpg?auto=webp</text:p>
        </text:list-item>
        <text:list-item>
          <text:p text:style-name="P6">Cabeceras: </text:p>
          <text:p text:style-name="P6"><text:s text:c="2"/>- User-Agent: Mozilla/5.0 (X11; Linux x86_64) AppleWebKit/537.36 (KHTML, like Gecko) Chrome/128.0.0.0 Safari/537.36</text:p>
          <text:p text:style-name="P6"><text:s text:c="2"/>- Accept: image/avif,image/webp,image/apng,image/svg+xml,image/*,*/*;q=0.8</text:p>
        </text:list-item>
        <text:list-item>
          <text:p text:style-name="P6">Código de respuesta/Mensaje de respuesta: 200 (OK)</text:p>
        </text:list-item>
        <text:list-item>
          <text:p text:style-name="P6">Recurso: image/webp.</text:p>
        </text:list-item>
        <text:list-item>
          <text:p text:style-name="P6"><text:span text:style-name="T3">T</text:span>amaño de respuesta: 80 <text:span text:style-name="T4">k</text:span>B</text:p>
        </text:list-item>
        <text:list-item>
          <text:p text:style-name="P6">Tiempo de respuesta: 129 ms</text:p>
        </text:list-item>
        <text:list-item>
          <text:p text:style-name="P6">Descripción: Esta es la imagen que se muestra en la página principal.</text:p>
        </text:list-item>
      </text:list>
      <text:p text:style-name="P5"/>
      <text:p text:style-name="P4"/>
      <text:p text:style-name="P4"><text:soft-page-break/>Llamada 3: GET</text:p>
      <text:p text:style-name="P5"/>
      <text:list text:continue-numbering="true" text:style-name="L3">
        <text:list-item>
          <text:p text:style-name="P6">Método: GET</text:p>
        </text:list-item>
        <text:list-item>
          <text:p text:style-name="P6">URL: https://ekr.zdassets.com/compose/dc0115de-2f27-4d4b-a8e9-de15297f507d</text:p>
        </text:list-item>
        <text:list-item>
          <text:p text:style-name="P6">Cabeceras: </text:p>
          <text:p text:style-name="P6"><text:s text:c="2"/>- User-Agent: Mozilla/5.0 (X11; Linux x86_64) AppleWebKit/537.36 (KHTML, like Gecko) Chrome/128.0.0.0 Safari/537.36</text:p>
          <text:p text:style-name="P6"><text:s text:c="2"/>- Accept: */*</text:p>
        </text:list-item>
        <text:list-item>
          <text:p text:style-name="P6">Código de respuesta/Mensaje de respuesta: 200 (OK)</text:p>
        </text:list-item>
        <text:list-item>
          <text:p text:style-name="P6">Recurso: application/json; charset=utf-8. </text:p>
        </text:list-item>
        <text:list-item>
          <text:p text:style-name="P6">Tamaño de respuesta: 808 <text:span text:style-name="T4">k</text:span>B</text:p>
        </text:list-item>
        <text:list-item>
          <text:p text:style-name="P6">Tiempo de respuesta: 314 ms</text:p>
        </text:list-item>
        <text:list-item>
          <text:p text:style-name="P6"><text:span text:style-name="T3">D</text:span>escripción: Es un archivo JSON que gestiona la atención al cliente y contiene información sobre las funcionalidades del widget de soporte de Zendesk.</text:p>
        </text:list-item>
      </text:list>
      <text:p text:style-name="P5"/>
      <text:p text:style-name="P4"/>
      <text:p text:style-name="P4">Llamada 4: GET</text:p>
      <text:p text:style-name="P4"/>
      <text:list text:continue-numbering="true" text:style-name="L3">
        <text:list-item>
          <text:p text:style-name="P6">Método: GET</text:p>
        </text:list-item>
        <text:list-item>
          <text:p text:style-name="P6">URL: https://js.hsleadflows.net/leadflows.js</text:p>
        </text:list-item>
        <text:list-item>
          <text:p text:style-name="P6">Cabeceras: </text:p>
          <text:p text:style-name="P6"><text:s text:c="2"/>- User-Agent: Mozilla/5.0 (X11; Linux x86_64) AppleWebKit/537.36 (KHTML, like Gecko) Chrome/128.0.0.0 Safari/537.36</text:p>
          <text:p text:style-name="P6"><text:s text:c="2"/>- Accept: */*</text:p>
        </text:list-item>
        <text:list-item>
          <text:p text:style-name="P6">Código de respuesta/Mensaje de respuesta: 304 (Not Modified)</text:p>
        </text:list-item>
        <text:list-item>
          <text:p text:style-name="P6">Recurso: aplication/javascript; leadflows.js.</text:p>
        </text:list-item>
        <text:list-item>
          <text:p text:style-name="P6">Tamaño de respuesta: 1.1 <text:span text:style-name="T4">k</text:span>B</text:p>
        </text:list-item>
        <text:list-item>
          <text:p text:style-name="P6">Tiempo de respuesta: 147 ms</text:p>
        </text:list-item>
        <text:list-item>
          <text:p text:style-name="P6">Descripción: Este javascript se utiliza para gestionar funciones relacionadas con la recopilación de datos de leads o formularios en la página web. </text:p>
        </text:list-item>
      </text:list>
      <text:p text:style-name="P5"/>
      <text:p text:style-name="P4"/>
      <text:p text:style-name="P4">Llamada 5: POST</text:p>
      <text:p text:style-name="P4"/>
      <text:list text:continue-numbering="true" text:style-name="L3">
        <text:list-item>
          <text:p text:style-name="P6">Método: POST</text:p>
        </text:list-item>
        <text:list-item>
          <text:p text:style-name="P6">URL: https://tracking.refersion.com/page_view</text:p>
        </text:list-item>
        <text:list-item>
          <text:p text:style-name="P6">Cabeceras:</text:p>
          <text:p text:style-name="P6"><text:s text:c="2"/>- User-Agent: Mozilla/5.0 (X11; Linux x86_64) AppleWebKit/537.36 (KHTML, like Gecko) Chrome/128.0.0.0 Safari/537.36</text:p>
          <text:p text:style-name="P6"><text:s text:c="2"/>- Content-Type: text/plain;charset=UTF-8. </text:p>
          <text:p text:style-name="P6"><text:s text:c="2"/>- Accept: */*</text:p>
        </text:list-item>
        <text:list-item>
          <text:p text:style-name="P6">Cuerpo de la solicitud: key=pub_e8a2cb928d8e0b68358f</text:p>
        </text:list-item>
        <text:list-item>
          <text:p text:style-name="P6">Código de respuesta: 200 (OK)</text:p>
        </text:list-item>
        <text:list-item>
          <text:p text:style-name="P6">Recurso: Es un archivo json.</text:p>
        </text:list-item>
        <text:list-item>
          <text:p text:style-name="P6">Tamaño de respuesta: 604 B.</text:p>
        </text:list-item>
        <text:list-item>
          <text:p text:style-name="P6">Tiempo de respuesta: 409 ms.</text:p>
        </text:list-item>
        <text:list-item>
          <text:p text:style-name="P6"><text:soft-page-break/>Descripción: Este archivo se utiliza para registrar las visitas de un usuario y analizar su comportamiento. </text:p>
          <text:p text:style-name="P6"/>
        </text:list-item>
      </text:list>
      <text:p text:style-name="P5"/>
      <text:p text:style-name="P7">En conclusión, el sitio “https://studio.xuanlanyoga.com/” hace uso de los métodos GET y POST para obtener y enviar datos, respectivamente. La mayoría de los recursos GET son archivos estáticos como imágenes, <text:span text:style-name="T2">archivos javascript o</text:span> datos en JSON, mientras que las solicitudes POST se utilizan principalmente para la autenticación y el envío de datos del usuari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04:12.262517906</meta:creation-date>
    <dc:date>2024-10-09T11:19:30.197613343</dc:date>
    <meta:editing-duration>PT1H29M6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3" meta:paragraph-count="62" meta:word-count="540" meta:character-count="3890" meta:non-whitespace-character-count="3433"/>
  </office:meta>
</office:document-meta>
</file>